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us" svg:font-family="Tinu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ai Abre o Meu Coração</text:p>
      <text:p text:style-name="P1"/>
      <text:p text:style-name="P1">intro: D A Bm Em A</text:p>
      <text:p text:style-name="P1"/>
      <text:p text:style-name="P1"><text:s text:c="5"/>D<text:tab/> <text:s text:c="3"/><text:tab/><text:tab/> <text:s text:c="5"/>Bm</text:p>
      <text:p text:style-name="P1">Ó Pai, abre o meu coração!</text:p>
      <text:p text:style-name="P1"><text:s text:c="5"/>G <text:s text:c="17"/>Em <text:s text:c="21"/>A</text:p>
      <text:p text:style-name="P1">Eu quero sentir pelas almas, paixão.</text:p>
      <text:p text:style-name="P1"/>
      <text:p text:style-name="P1">(refrão)</text:p>
      <text:p text:style-name="P1"><text:tab/> <text:s text:c="3"/>D <text:s text:c="10"/>Bm</text:p>
      <text:p text:style-name="P1">Quero trabalhar e contribuir,</text:p>
      <text:p text:style-name="P1"><text:s text:c="7"/><text:tab/>G <text:s text:c="10"/><text:tab/>Em<text:tab/> <text:s text:c="4"/>A</text:p>
      <text:p text:style-name="P1">quero ser um vaso usado por ti.</text:p>
      <text:p text:style-name="P1"><text:s text:c="3"/>D <text:s text:c="5"/>A <text:s text:c="8"/><text:tab/><text:tab/>D <text:s text:c="5"/>A</text:p>
      <text:p text:style-name="P1">Ó Pa-----i, abre o meu coração!</text:p>
      <text:p text:style-name="P1"/>
      <text:p text:style-name="P1"><text:s text:c="2"/>D <text:s text:c="5"/><text:tab/><text:tab/> <text:s text:c="3"/>Bm</text:p>
      <text:p text:style-name="P1">Muitos estão por aí a seguir,</text:p>
      <text:p text:style-name="P1">G <text:s text:c="3"/><text:tab/><text:tab/><text:tab/> <text:s text:c="5"/>A</text:p>
      <text:p text:style-name="P1">e eu aqui sem nada fazer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us" svg:font-family="Tinu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6-20T12:48:50</meta:creation-date>
    <dc:date>2016-06-20T12:58:35</dc:date>
    <dc:creator>Mauro Vieira</dc:creator>
    <meta:editing-duration>PT9M46S</meta:editing-duration>
    <meta:editing-cycles>1</meta:editing-cycles>
    <meta:generator>OpenOffice/4.1.2$Unix OpenOffice.org_project/412m3$Build-9782</meta:generator>
    <meta:document-statistic meta:table-count="0" meta:image-count="0" meta:object-count="0" meta:page-count="1" meta:paragraph-count="17" meta:word-count="72" meta:character-count="447"/>
  </office:meta>
</office:document-meta>
</file>